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Courier 10 Pitch" svg:font-family="'Courier 10 Pitch'" style:font-pitch="fixed"/>
    <style:font-face style:name="Courier New" svg:font-family="'Courier New'"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9271in" fo:margin-left="0in" table:align="left"/>
    </style:style>
    <style:style style:name="Table7.A" style:family="table-column">
      <style:table-column-properties style:column-width="1.4792in"/>
    </style:style>
    <style:style style:name="Table7.B" style:family="table-column">
      <style:table-column-properties style:column-width="5.4479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646in"/>
    </style:style>
    <style:style style:name="Table1.B" style:family="table-column">
      <style:table-column-properties style:column-width="5.5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3646in"/>
    </style:style>
    <style:style style:name="Table2.B" style:family="table-column">
      <style:table-column-properties style:column-width="5.56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3646in"/>
    </style:style>
    <style:style style:name="Table3.B" style:family="table-column">
      <style:table-column-properties style:column-width="5.56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3646in"/>
    </style:style>
    <style:style style:name="Table5.B" style:family="table-column">
      <style:table-column-properties style:column-width="5.562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3646in"/>
    </style:style>
    <style:style style:name="Table4.B" style:family="table-column">
      <style:table-column-properties style:column-width="5.56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3646in"/>
    </style:style>
    <style:style style:name="Table6.B" style:family="table-column">
      <style:table-column-properties style:column-width="5.56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background-color="transparent"/>
    </style:style>
    <style:style style:name="P2" style:family="paragraph" style:parent-style-name="Text_20_body">
      <style:paragraph-properties>
        <style:tab-stops>
          <style:tab-stop style:position="1.3854in"/>
        </style:tab-stops>
      </style:paragraph-properties>
      <style:text-properties fo:background-color="transparent"/>
    </style:style>
    <style:style style:name="P3" style:family="paragraph" style:parent-style-name="Text_20_body">
      <style:paragraph-properties fo:text-align="justify" style:justify-single-word="false">
        <style:tab-stops>
          <style:tab-stop style:position="1.3854in"/>
        </style:tab-stops>
      </style:paragraph-properties>
      <style:text-properties fo:background-color="transparen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ab-stops>
          <style:tab-stop style:position="1.3854in"/>
        </style:tab-stops>
      </style:paragraph-properties>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text-align="justify" style:justify-single-word="false"/>
      <style:text-properties fo:font-weight="bold" style:font-weight-asian="bold" style:font-weight-complex="bold"/>
    </style:style>
    <style:style style:name="P8" style:family="paragraph" style:parent-style-name="Text_20_body">
      <style:paragraph-properties fo:text-align="justify" style:justify-single-word="false">
        <style:tab-stops>
          <style:tab-stop style:position="1.3854in"/>
        </style:tab-stops>
      </style:paragraph-properties>
      <style:text-properties fo:font-weight="bold" fo:background-color="transparent" style:font-weight-asian="bold" style:font-weight-complex="bold"/>
    </style:style>
    <style:style style:name="P9" style:family="paragraph" style:parent-style-name="Text_20_body">
      <style:paragraph-properties fo:text-align="justify" style:justify-single-word="false">
        <style:tab-stops>
          <style:tab-stop style:position="1.3854in"/>
        </style:tab-stops>
      </style:paragraph-properties>
      <style:text-properties fo:font-weight="normal" fo:background-color="#00ff00" style:font-weight-asian="normal" style:font-weight-complex="normal"/>
    </style:style>
    <style:style style:name="P10" style:family="paragraph" style:parent-style-name="Text_20_body">
      <style:paragraph-properties fo:text-align="justify" style:justify-single-word="false">
        <style:tab-stops>
          <style:tab-stop style:position="1.3854in"/>
        </style:tab-stops>
      </style:paragraph-properties>
      <style:text-properties fo:font-weight="normal" fo:background-color="transparent" style:font-weight-asian="normal" style:font-weight-complex="normal"/>
    </style:style>
    <style:style style:name="P11" style:family="paragraph" style:parent-style-name="Text_20_body">
      <style:paragraph-properties>
        <style:tab-stops>
          <style:tab-stop style:position="1.3854in"/>
        </style:tab-stops>
      </style:paragraph-properties>
      <style:text-properties style:font-name="Liberation Serif" fo:background-color="#00ff00"/>
    </style:style>
    <style:style style:name="P12" style:family="paragraph" style:parent-style-name="Text_20_body">
      <style:paragraph-properties>
        <style:tab-stops>
          <style:tab-stop style:position="1.3854in"/>
        </style:tab-stops>
      </style:paragraph-properties>
    </style:style>
    <style:style style:name="P13" style:family="paragraph" style:parent-style-name="Text_20_body">
      <style:paragraph-properties fo:text-align="center" style:justify-single-word="false">
        <style:tab-stops>
          <style:tab-stop style:position="1.3854in"/>
        </style:tab-stops>
      </style:paragraph-properties>
    </style:style>
    <style:style style:name="P14" style:family="paragraph" style:parent-style-name="Text_20_body">
      <style:paragraph-properties>
        <style:tab-stops>
          <style:tab-stop style:position="1.3854in"/>
        </style:tab-stops>
      </style:paragraph-properties>
      <style:text-properties style:font-name="Courier 10 Pitch"/>
    </style:style>
    <style:style style:name="P15" style:family="paragraph" style:parent-style-name="Text_20_body">
      <style:paragraph-properties fo:text-align="justify" style:justify-single-word="false">
        <style:tab-stops>
          <style:tab-stop style:position="1.3854in"/>
        </style:tab-stops>
      </style:paragraph-properties>
      <style:text-properties style:font-name="Courier 10 Pitch" fo:font-weight="bold" fo:background-color="transparent" style:font-weight-asian="bold" style:font-weight-complex="bold"/>
    </style:style>
    <style:style style:name="P16" style:family="paragraph" style:parent-style-name="Text_20_body">
      <style:text-properties fo:background-color="#00ff00"/>
    </style:style>
    <style:style style:name="P17" style:family="paragraph" style:parent-style-name="Text_20_body">
      <style:paragraph-properties fo:text-align="justify" style:justify-single-word="false"/>
      <style:text-properties fo:background-color="#ffff00"/>
    </style:style>
    <style:style style:name="P18" style:family="paragraph" style:parent-style-name="Heading_20_3">
      <style:paragraph-properties>
        <style:tab-stops>
          <style:tab-stop style:position="1.3854in"/>
        </style:tab-stops>
      </style:paragraph-properties>
    </style:style>
    <style:style style:name="P19" style:family="paragraph" style:parent-style-name="Heading_20_3">
      <style:text-properties fo:background-color="#ffff00"/>
    </style:style>
    <style:style style:name="P20" style:family="paragraph" style:parent-style-name="Table_20_Contents">
      <style:text-properties fo:font-weight="bold" style:font-weight-asian="bold" style:font-weight-complex="bold"/>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paragraph-properties>
        <style:tab-stops>
          <style:tab-stop style:position="1.5in"/>
          <style:tab-stop style:position="2.698in"/>
        </style:tab-stops>
      </style:paragraph-properties>
      <style:text-properties fo:background-color="transparent"/>
    </style:style>
    <style:style style:name="P24" style:family="paragraph" style:parent-style-name="Text_20_body" style:list-style-name="L4">
      <style:paragraph-properties fo:text-align="justify" style:justify-single-word="false"/>
      <style:text-properties fo:background-color="transparent"/>
    </style:style>
    <style:style style:name="P25" style:family="paragraph" style:parent-style-name="Text_20_body" style:list-style-name="L8">
      <style:paragraph-properties fo:text-align="justify" style:justify-single-word="false">
        <style:tab-stops>
          <style:tab-stop style:position="1.3854in"/>
        </style:tab-stops>
      </style:paragraph-properties>
      <style:text-properties fo:background-color="transparent"/>
    </style:style>
    <style:style style:name="P26" style:family="paragraph" style:parent-style-name="Text_20_body" style:list-style-name="L10">
      <style:paragraph-properties fo:text-align="justify" style:justify-single-word="false">
        <style:tab-stops>
          <style:tab-stop style:position="1.3854in"/>
        </style:tab-stops>
      </style:paragraph-properties>
      <style:text-properties fo:background-color="transparent"/>
    </style:style>
    <style:style style:name="P27" style:family="paragraph" style:parent-style-name="Text_20_body" style:list-style-name="L11">
      <style:paragraph-properties fo:text-align="justify" style:justify-single-word="false">
        <style:tab-stops>
          <style:tab-stop style:position="1.3854in"/>
        </style:tab-stops>
      </style:paragraph-properties>
      <style:text-properties fo:background-color="transparent"/>
    </style:style>
    <style:style style:name="P28" style:family="paragraph" style:parent-style-name="Text_20_body" style:list-style-name="L12">
      <style:paragraph-properties fo:text-align="justify" style:justify-single-word="false">
        <style:tab-stops>
          <style:tab-stop style:position="1.3854in"/>
        </style:tab-stops>
      </style:paragraph-properties>
      <style:text-properties fo:background-color="transparent"/>
    </style:style>
    <style:style style:name="P29" style:family="paragraph" style:parent-style-name="Text_20_body" style:list-style-name="L13">
      <style:paragraph-properties fo:text-align="justify" style:justify-single-word="false">
        <style:tab-stops>
          <style:tab-stop style:position="1.3854in"/>
        </style:tab-stops>
      </style:paragraph-properties>
      <style:text-properties fo:background-color="transparent"/>
    </style:style>
    <style:style style:name="P30" style:family="paragraph" style:parent-style-name="Text_20_body" style:list-style-name="L5">
      <style:text-properties fo:background-color="transparent"/>
    </style:style>
    <style:style style:name="P31" style:family="paragraph" style:parent-style-name="Text_20_body" style:list-style-name="L6">
      <style:text-properties fo:background-color="transparent"/>
    </style:style>
    <style:style style:name="P32" style:family="paragraph" style:parent-style-name="Text_20_body" style:list-style-name="L9">
      <style:paragraph-properties>
        <style:tab-stops>
          <style:tab-stop style:position="1.3854in"/>
        </style:tab-stops>
      </style:paragraph-properties>
      <style:text-properties fo:background-color="transparent"/>
    </style:style>
    <style:style style:name="P33" style:family="paragraph" style:parent-style-name="Text_20_body" style:list-style-name="L6"/>
    <style:style style:name="P34" style:family="paragraph" style:parent-style-name="Text_20_body" style:list-style-name="L6">
      <style:text-properties fo:font-weight="normal" fo:background-color="transparent" style:font-weight-asian="normal" style:font-weight-complex="normal"/>
    </style:style>
    <style:style style:name="P35" style:family="paragraph" style:parent-style-name="Text_20_body" style:list-style-name="L6">
      <style:paragraph-properties fo:text-align="justify" style:justify-single-word="false"/>
      <style:text-properties fo:font-weight="normal" fo:background-color="transparent" style:font-weight-asian="normal" style:font-weight-complex="normal"/>
    </style:style>
    <style:style style:name="P36" style:family="paragraph" style:parent-style-name="Text_20_body" style:list-style-name="L6">
      <style:text-properties fo:font-weight="bold" fo:background-color="transparent" style:font-weight-asian="bold" style:font-weight-complex="bold"/>
    </style:style>
    <style:style style:name="P37" style:family="paragraph" style:parent-style-name="Text_20_body" style:list-style-name="L9">
      <style:paragraph-properties>
        <style:tab-stops>
          <style:tab-stop style:position="1.3854in"/>
        </style:tab-stops>
      </style:paragraph-properties>
      <style:text-properties fo:font-weight="bold" fo:background-color="transparent" style:font-weight-asian="bold" style:font-weight-complex="bold"/>
    </style:style>
    <style:style style:name="P38" style:family="paragraph" style:parent-style-name="Text_20_body" style:list-style-name="L6">
      <style:text-properties style:font-name="Liberation Serif" fo:font-weight="normal" fo:background-color="transparent" style:font-weight-asian="normal" style:font-weight-complex="normal"/>
    </style:style>
    <style:style style:name="P39" style:family="paragraph" style:parent-style-name="Text_20_body" style:list-style-name="L6">
      <style:text-properties style:font-name="Liberation Serif" fo:font-weight="normal" style:font-weight-asian="normal" style:font-weight-complex="normal"/>
    </style:style>
    <style:style style:name="P40" style:family="paragraph" style:parent-style-name="Text_20_body" style:list-style-name="L6">
      <style:text-properties fo:font-size="12pt" fo:font-weight="normal" fo:background-color="transparent" style:font-size-asian="12pt" style:font-weight-asian="normal" style:font-size-complex="12pt" style:font-weight-complex="normal"/>
    </style:style>
    <style:style style:name="P41" style:family="paragraph" style:parent-style-name="Text_20_body" style:list-style-name="L6">
      <style:text-properties style:font-name="Courier 10 Pitch" fo:font-size="11pt" fo:font-weight="normal" fo:background-color="transparent" style:font-size-asian="11pt" style:font-weight-asian="normal" style:font-size-complex="11pt" style:font-weight-complex="normal"/>
    </style:style>
    <style:style style:name="P42" style:family="paragraph" style:parent-style-name="Text_20_body" style:list-style-name="L7">
      <style:paragraph-properties fo:text-align="justify" style:justify-single-word="false"/>
    </style:style>
    <style:style style:name="P43" style:family="paragraph" style:parent-style-name="Text_20_body" style:list-style-name="L8">
      <style:paragraph-properties fo:text-align="justify" style:justify-single-word="false">
        <style:tab-stops>
          <style:tab-stop style:position="1.3854in"/>
        </style:tab-stops>
      </style:paragraph-properties>
    </style:style>
    <style:style style:name="P44" style:family="paragraph" style:parent-style-name="Text_20_body" style:list-style-name="L9">
      <style:paragraph-properties>
        <style:tab-stops>
          <style:tab-stop style:position="1.3854in"/>
        </style:tab-stops>
      </style:paragraph-properties>
    </style:style>
    <style:style style:name="P45" style:family="paragraph" style:parent-style-name="Text_20_body">
      <style:paragraph-properties fo:text-align="justify" style:justify-single-word="false"/>
      <style:text-properties fo:background-color="#ffff00"/>
    </style:style>
    <style:style style:name="P46" style:family="paragraph" style:parent-style-name="Heading_20_2">
      <style:text-properties fo:background-color="#ffff00"/>
    </style:style>
    <style:style style:name="P47" style:family="paragraph" style:parent-style-name="Heading_20_2" style:list-style-name=""/>
    <style:style style:name="P48" style:family="paragraph" style:parent-style-name="Heading_20_2">
      <style:paragraph-properties fo:break-before="page"/>
    </style:style>
    <style:style style:name="P49" style:family="paragraph" style:parent-style-name="Heading_20_2">
      <style:paragraph-properties fo:break-before="page"/>
      <style:text-properties fo:background-color="transparent"/>
    </style:style>
    <style:style style:name="T1" style:family="text">
      <style:text-properties style:font-name="Courier 10 Pitch"/>
    </style:style>
    <style:style style:name="T2" style:family="text">
      <style:text-properties style:font-name="Courier 10 Pitch" fo:font-weight="normal" style:font-weight-asian="normal" style:font-weight-complex="normal"/>
    </style:style>
    <style:style style:name="T3" style:family="text">
      <style:text-properties style:font-name="Courier 10 Pitch" fo:font-size="9pt" style:font-size-asian="9pt" style:font-size-complex="9pt"/>
    </style:style>
    <style:style style:name="T4" style:family="text">
      <style:text-properties style:font-name="Courier 10 Pitch" fo:font-size="11pt" style:font-size-asian="11pt" style:font-size-complex="11pt"/>
    </style:style>
    <style:style style:name="T5" style:family="text">
      <style:text-properties style:font-name="Courier 10 Pitch" fo:background-color="transparent"/>
    </style:style>
    <style:style style:name="T6" style:family="text">
      <style:text-properties style:text-underline-style="none" fo:font-weight="bold" style:font-weight-asian="bold" style:font-weight-complex="bold"/>
    </style:style>
    <style:style style:name="T7" style:family="text">
      <style:text-properties fo:color="#0000ff" fo:font-size="12pt" style:text-underline-style="solid" style:text-underline-width="auto" style:text-underline-color="font-color" fo:background-color="transparent" style:font-size-asian="12pt" style:font-size-complex="12pt"/>
    </style:style>
    <style:style style:name="T8" style:family="text">
      <style:text-properties fo:background-color="transparent"/>
    </style:style>
    <style:style style:name="T9" style:family="text">
      <style:text-properties style:font-name="Liberation Serif"/>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size="9pt" style:font-size-asian="9pt" style:font-size-complex="9pt"/>
    </style:style>
    <style:style style:name="T12" style:family="text">
      <style:text-properties style:font-name="Liberation Serif" fo:font-size="12pt" style:font-size-asian="12pt" style:font-size-complex="12pt"/>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uman Motion Primitives (HMP) Detector documentation</text:h>
      <text:h text:style-name="Heading_20_2" text:outline-level="2">Contact info</text:h>
      <text:p text:style-name="Text_20_body">Barbara Bruno</text:p>
      <text:p text:style-name="Text_20_body">PhD student at Università degli Studi di Genova (Italy) – dept. DIBRIS</text:p>
      <text:p text:style-name="Text_20_body">e-mail: <text:a xlink:type="simple" xlink:href="mailto:barbara.bruno@unige.it">barbara.bruno@unige.it</text:a></text:p>
      <text:h text:style-name="Heading_20_2" text:outline-level="2">Theoretical background</text:h>
      <text:p text:style-name="Text_20_body">The docs folder contains:</text:p>
      <text:list xml:id="list1327195245" text:style-name="L1">
        <text:list-item>
          <text:p text:style-name="P21">this user guide;</text:p>
        </text:list-item>
        <text:list-item>
          <text:p text:style-name="P21">an introductory PowerPoint presentation providing an overview of the system (ppsx format – it requires Microsoft PowerPoint Viewer);</text:p>
        </text:list-item>
        <text:list-item>
          <text:p text:style-name="P21">scientific articles describing the details of the modeling procedure (in “bmsvzCASE2012”) and the classification procedure (in “bmsvzICRA2013”) adopted in the HMP Detector system.</text:p>
        </text:list-item>
      </text:list>
      <text:h text:style-name="P48" text:outline-level="2">OS Requirements</text:h>
      <text:list xml:id="list1446009057" text:style-name="L2">
        <text:list-item>
          <text:p text:style-name="P22">Ubuntu 11.10: (free download at: <text:a xlink:type="simple" xlink:href="http://releases.ubuntu.com/11.10/">http://releases.ubuntu.com/11.10/</text:a>)</text:p>
        </text:list-item>
        <text:list-item>
          <text:p text:style-name="P22">Ubuntu 12.04.2 LTS: (free download at: <text:a xlink:type="simple" xlink:href="http://old-releases.ubuntu.com/releases/precise/">http://old-releases.ubuntu.com/releases/precise/</text:a>)</text:p>
        </text:list-item>
      </text:list>
      <text:p text:style-name="P6">Installation instructions refer to Ubuntu 12.04.2 OS.</text:p>
      <text:h text:style-name="P46" text:outline-level="2">Hardware Requirements</text:h>
      <text:p text:style-name="P17">The HMP detector is designed to work with 2 wearable sensing devices located at the waist and right wrist respectively.</text:p>
      <text:p text:style-name="P17">The software embedded in both the wrist and the waist devices in written in Arduino C. I recommend using the Arduino IDE to modify it. Instructions for the installation of Arduino IDE are:</text:p>
      <text:p text:style-name="P17">sudo apt-get update</text:p>
      <text:p text:style-name="P17">sudo apt-get install arduino arduino-core</text:p>
      <text:p text:style-name="P17">this installs Arduino IDE 1.0</text:p>
      <text:p text:style-name="P17">then, go to Arduino website, download the latest version, extract it somewhere. To run the latest version, simply run the “arduino” file inside the extracted folder.</text:p>
      <text:p text:style-name="P16">Add info about the fall detector</text:p>
      <text:h text:style-name="P48" text:outline-level="2">Package description</text:h>
      <text:p text:style-name="P1">The HMPdetector package is composed of the following:</text:p>
      <text:list xml:id="list1477943618" text:style-name="L3">
        <text:list-item>
          <text:p text:style-name="P23">arduino:<text:tab/>folder<text:tab/>Arduino programs running on the sensing devices</text:p>
        </text:list-item>
        <text:list-item>
          <text:p text:style-name="P23">docs:<text:tab/>folder<text:tab/>HMP Detector documentation</text:p>
        </text:list-item>
        <text:list-item>
          <text:p text:style-name="P23">libs:<text:tab/>folder<text:tab/>C++ libraries required by the HMPdetector</text:p>
        </text:list-item>
        <text:list-item>
          <text:p text:style-name="P23">Models:<text:tab/>folder<text:tab/>Training datasets for all available motion primitives</text:p>
        </text:list-item>
        <text:list-item>
          <text:p text:style-name="P23">Results:<text:tab/>folder<text:tab/>Output folder for all the testing functions</text:p>
        </text:list-item>
        <text:list-item>
          <text:p text:style-name="P23">Validation:<text:tab/>folder<text:tab/>Validation dataset for all available motion primitives</text:p>
        </text:list-item>
        <text:list-item>
          <text:p text:style-name="P23">Classifier.cpp:<text:tab/>C++ file<text:tab/>Classifier module</text:p>
        </text:list-item>
        <text:list-item>
          <text:p text:style-name="P23">Classifier.h:<text:tab/>C++ header file<text:tab/>Classifier module (headers)</text:p>
        </text:list-item>
        <text:list-item>
          <text:p text:style-name="P23">CMakeLists.txt:<text:tab/>CMake file<text:tab/>CMake commands to build the HMP Detector</text:p>
        </text:list-item>
        <text:list-item>
          <text:p text:style-name="P23">Creator.cpp:<text:tab/>C++ file<text:tab/>Model creator module</text:p>
        </text:list-item>
        <text:list-item>
          <text:p text:style-name="P23">Creator.h:<text:tab/>C++ header file<text:tab/>Model creator module (headers)</text:p>
        </text:list-item>
        <text:list-item>
          <text:p text:style-name="P23">FallDetector.cpp:<text:tab/>C++ file<text:tab/>Fall detector module</text:p>
        </text:list-item>
        <text:list-item>
          <text:p text:style-name="P23">FallDetector.h:<text:tab/>C++ header file<text:tab/>Fall detector module (headers)</text:p>
        </text:list-item>
        <text:list-item>
          <text:p text:style-name="P23">HMPdetector.cpp:<text:tab/>C++ file<text:tab/>Main program</text:p>
        </text:list-item>
        <text:list-item>
          <text:p text:style-name="P23">Reasoner.cpp:<text:tab/>C++ file<text:tab/>Reasoner module</text:p>
        </text:list-item>
        <text:list-item>
          <text:p text:style-name="P23">Reasoner.h:<text:tab/>C++ header file<text:tab/>Reasoner module (headers)</text:p>
        </text:list-item>
        <text:list-item>
          <text:p text:style-name="P23">Utils.cpp:<text:tab/>C++ file<text:tab/>Frequently used functions</text:p>
        </text:list-item>
        <text:list-item>
          <text:p text:style-name="P23">Utils.h:<text:tab/>C++ header file<text:tab/>Frequently used functions (headers)</text:p>
        </text:list-item>
        <text:list-item>
          <text:p text:style-name="P23">ViewPossibilities.m<text:tab/>Matlab function<text:tab/>Visualizer for the classifier module output</text:p>
        </text:list-item>
      </text:list>
      <text:h text:style-name="P47" text:outline-level="2"/>
      <text:h text:style-name="P48" text:outline-level="2">Installation Guide</text:h>
      <text:p text:style-name="P4">The HMP Detector makes use of BOOST (collection of portable C++ source libraries), ARMADILLO (C++ linear algebra library), which requires LAPACK and BLAS libraries for optimal performance, and PEIS (middleware for Ambient Intelligence applications).</text:p>
      <text:p text:style-name="P4">Detailed information about BOOST can be found at: <text:a xlink:type="simple" xlink:href="http://www.boost.org/">http://www.boost.org/</text:a></text:p>
      <text:p text:style-name="P4">Detailed information about ARMADILLO can be found at: <text:a xlink:type="simple" xlink:href="http://arma.sourceforge.net/">http://arma.sourceforge.net/</text:a></text:p>
      <text:p text:style-name="P4">Detailed information about PEIS can be found at: <text:a xlink:type="simple" xlink:href="http://aass.oru.se/~peis/frameset_page.html">http://aass.oru.se/~peis/frameset_page.html</text:a></text:p>
      <text:p text:style-name="P4">The HMP Detector package comes with Matlab/Octave functions for graphical display of the system output. The download and installation instructions for both Matlab (licensed) and Octave (free) are NOT included in this Installation Guide.</text:p>
      <text:p text:style-name="P4">Detailed information about Octave can be found at: <text:a xlink:type="simple" xlink:href="http://www.gnu.org/software/octave/">http://www.gnu.org/software/octave/</text:a></text:p>
      <text:p text:style-name="P4"><text:a xlink:type="simple" xlink:href="http://www.gnu.org/software/octave/">I</text:a>nstallation procedure:</text:p>
      <text:list xml:id="list1799048865" text:style-name="L4">
        <text:list-item>
          <text:p text:style-name="P24">With Ubuntu/Synaptic Package Manager download and install the following packages (<text:span text:style-name="T6">if not already present in the system</text:span>):</text:p>
        </text:list-item>
      </text:list>
      <text:list xml:id="list793647185" text:style-name="L5">
        <text:list-item>
          <text:list>
            <text:list-item>
              <text:p text:style-name="P30">cmake (2.8.5-1ubuntu1 / 2.8.7-0ubuntu5)</text:p>
            </text:list-item>
            <text:list-item>
              <text:p text:style-name="P30">libblas-dev (1.2.20110419 / 1.2.20110419-2ubuntu1)</text:p>
            </text:list-item>
            <text:list-item>
              <text:p text:style-name="P30">liblapack-dev (3.3.1-1)</text:p>
            </text:list-item>
            <text:list-item>
              <text:p text:style-name="P30">zlib1g-dev (1:1.2.3.4.dfsg-3ubuntu4)</text:p>
            </text:list-item>
            <text:list-item>
              <text:p text:style-name="P30">libglib2.0-dev (2.32.4-0ubuntu1)</text:p>
            </text:list-item>
            <text:list-item>
              <text:p text:style-name="P30">libglade2-dev (1:2.6.4-1ubuntu1.1)</text:p>
            </text:list-item>
          </text:list>
        </text:list-item>
      </text:list>
      <text:list xml:id="list698083453" text:style-name="L6">
        <text:list-item>
          <text:p text:style-name="P31">Install the set of basic packages for installation/compilation:</text:p>
          <text:list>
            <text:list-item>
              <text:p text:style-name="P34">open a Terminal tab</text:p>
            </text:list-item>
            <text:list-item>
              <text:p text:style-name="P34">type <text:span text:style-name="T1">sudo apt-get install build-essential checkinstall </text:span><text:span text:style-name="T9">(insert user password when prompted)</text:span></text:p>
            </text:list-item>
          </text:list>
        </text:list-item>
        <text:list-item>
          <text:p text:style-name="P31">Download Boost library (1.46.1)<text:line-break/>(free download at: <text:a xlink:type="simple" xlink:href="http://sourceforge.net/projects/boost/files/boost/1.46.1/">http://sourceforge.net/projects/boost/files/boost/1.46.1/</text:a>)</text:p>
        </text:list-item>
        <text:list-item>
          <text:p text:style-name="P31">Install Boost library:</text:p>
          <text:list>
            <text:list-item>
              <text:p text:style-name="P36">please refer to the Getting Started Guide in the index.html file inside the package</text:p>
            </text:list-item>
            <text:list-item>
              <text:p text:style-name="P34">in a Terminal tab move to the folder containing the extraction folder of the Boost package</text:p>
            </text:list-item>
            <text:list-item>
              <text:p text:style-name="P34">type <text:span text:style-name="T1">sudo mv boost_1_46_1 /usr/local </text:span><text:span text:style-name="T9">(insert user password when prompted)</text:span></text:p>
            </text:list-item>
            <text:list-item>
              <text:p text:style-name="P38">re-extract the package and in a Terminal tab move to this extraction folder</text:p>
            </text:list-item>
            <text:list-item>
              <text:p text:style-name="P34"><text:span text:style-name="T9">type </text:span><text:span text:style-name="T11">.</text:span><text:span text:style-name="T3">/bootstrap.sh --with-libraries=thread,system,date_time --prefix=/usr/local</text:span></text:p>
            </text:list-item>
            <text:list-item>
              <text:p text:style-name="P40"><text:span text:style-name="T9">type </text:span><text:span text:style-name="T1">sudo ./bjam</text:span><text:span text:style-name="T1"> install </text:span><text:span text:style-name="T9">(insert user password when prompted)</text:span></text:p>
            </text:list-item>
          </text:list>
        </text:list-item>
        <text:list-item>
          <text:p text:style-name="P33">Download Armadillo library (3.920.2)<text:line-break/>(free download at: <text:a xlink:type="simple" xlink:href="http://arma.sourceforge.net/download.html">http://arma.sourceforge.net/download.html</text:a>)</text:p>
        </text:list-item>
        <text:list-item>
          <text:p text:style-name="P31"><text:soft-page-break/>Install Armadillo library:</text:p>
          <text:list>
            <text:list-item>
              <text:p text:style-name="P36">please refer to the Installation Guide in the README.txt file inside the package</text:p>
            </text:list-item>
            <text:list-item>
              <text:p text:style-name="P34">move inside the extraction folder of the Armadillo package</text:p>
            </text:list-item>
            <text:list-item>
              <text:p text:style-name="P34">open the file CMakeLists.txt</text:p>
            </text:list-item>
            <text:list-item>
              <text:p text:style-name="P34">change: <text:span text:style-name="T4">set(ARMA_USE_LAPACK false)</text:span> into <text:span text:style-name="T4">set(ARMA_USE_LAPACK true)</text:span></text:p>
            </text:list-item>
            <text:list-item>
              <text:p text:style-name="P41"><text:span text:style-name="T12">change:</text:span> set(ARMA_USE_BLAS false) <text:span text:style-name="T12">into</text:span> set(ARMA_USE_BLAS true)</text:p>
            </text:list-item>
            <text:list-item>
              <text:p text:style-name="P34">save and close</text:p>
            </text:list-item>
            <text:list-item>
              <text:p text:style-name="P34">in a Terminal tab move inside the extraction folder of the Armadillo package</text:p>
            </text:list-item>
            <text:list-item>
              <text:p text:style-name="P34">type <text:span text:style-name="T1">cmake .</text:span></text:p>
            </text:list-item>
            <text:list-item>
              <text:p text:style-name="P34">type <text:span text:style-name="T1">make</text:span></text:p>
            </text:list-item>
            <text:list-item>
              <text:p text:style-name="P38">type <text:span text:style-name="T1">sudo make install</text:span> (insert user password when prompted)</text:p>
            </text:list-item>
          </text:list>
        </text:list-item>
        <text:list-item>
          <text:p text:style-name="P33"><text:span text:style-name="T8">Download PEIS middleware (0.6.0.0)<text:line-break/>(free download at: </text:span><text:a xlink:type="simple" xlink:href="ftp://aass.oru.se/hidden/saffiotti/RobotEraTutorial_120416.tgz"><text:span text:style-name="Internet_20_link"><text:span text:style-name="T7">ftp://aass.oru.se/hidden/saffiotti/RobotEraTutorial_120416.tgz</text:span></text:span></text:a><text:span text:style-name="T8">)</text:span></text:p>
        </text:list-item>
        <text:list-item>
          <text:p text:style-name="P31">Install PEISkernel (of PEIS middleware)</text:p>
          <text:list>
            <text:list-item>
              <text:p text:style-name="P36">please refer to the Installation Guide in the offline-tutorial.pdf file inside the package</text:p>
            </text:list-item>
            <text:list-item>
              <text:p text:style-name="P35">open a Terminal tab</text:p>
            </text:list-item>
            <text:list-item>
              <text:p text:style-name="P35"><text:span text:style-name="T9">type </text:span><text:span text:style-name="T1">sudo apt-get install automake </text:span><text:span text:style-name="T9">(insert user password when prompted)</text:span></text:p>
            </text:list-item>
            <text:list-item>
              <text:p text:style-name="P35"><text:span text:style-name="T9">type </text:span><text:span text:style-name="T1">sudo apt-get install libtool </text:span><text:span text:style-name="T9">(insert user password when prompted)</text:span></text:p>
            </text:list-item>
            <text:list-item>
              <text:p text:style-name="P35">move to “Software/peiskernel/G6” in the extraction folder of the PEIS package</text:p>
            </text:list-item>
            <text:list-item>
              <text:p text:style-name="P34">type <text:span text:style-name="T1">./autogen.sh</text:span></text:p>
            </text:list-item>
            <text:list-item>
              <text:p text:style-name="P34">type <text:span text:style-name="T1">./configure</text:span></text:p>
            </text:list-item>
            <text:list-item>
              <text:p text:style-name="P34"><text:span text:style-name="T9">type </text:span><text:span text:style-name="T1">make</text:span></text:p>
            </text:list-item>
            <text:list-item>
              <text:p text:style-name="P31"><text:span text:style-name="T10">type </text:span><text:span text:style-name="T2">sudo make install</text:span><text:span text:style-name="T10"> (insert user password when prompted)</text:span></text:p>
            </text:list-item>
          </text:list>
        </text:list-item>
        <text:list-item>
          <text:p text:style-name="P31">Install TupleView (of PEIS middleware)</text:p>
          <text:list>
            <text:list-item>
              <text:p text:style-name="P36">please refer to the Installation Guide in the offline-tutorial.pdf file inside the package</text:p>
            </text:list-item>
            <text:list-item>
              <text:p text:style-name="P35">in a Terminal tab move to “Software/tupleview/G6” in the extraction folder of PEIS package</text:p>
            </text:list-item>
            <text:list-item>
              <text:p text:style-name="P34">type <text:span text:style-name="T1">./autogen.sh</text:span></text:p>
            </text:list-item>
            <text:list-item>
              <text:p text:style-name="P34">type <text:span text:style-name="T1">./configure</text:span></text:p>
            </text:list-item>
            <text:list-item>
              <text:p text:style-name="P34"><text:span text:style-name="T9">type </text:span><text:span text:style-name="T1">make</text:span></text:p>
            </text:list-item>
            <text:list-item>
              <text:p text:style-name="P38">type <text:span text:style-name="T1">sudo make install</text:span> (insert user password when prompted)</text:p>
            </text:list-item>
          </text:list>
        </text:list-item>
        <text:list-item>
          <text:p text:style-name="P31">Build the HMPdetector</text:p>
          <text:list>
            <text:list-item>
              <text:p text:style-name="P31">in a Terminal tab move to the extraction folder of the HMPdetector package</text:p>
            </text:list-item>
            <text:list-item>
              <text:p text:style-name="P34">type <text:span text:style-name="T1">cmake .</text:span></text:p>
            </text:list-item>
            <text:list-item>
              <text:p text:style-name="P39"><text:span text:style-name="T8">type </text:span><text:span text:style-name="T5">make</text:span></text:p>
            </text:list-item>
          </text:list>
        </text:list-item>
      </text:list>
      <text:h text:style-name="P49" text:outline-level="2">Program Help</text:h>
      <text:p text:style-name="P4">HMPdetector provides a command-line interface for the Creator, Classifier, Fall detector and Reasoner modules.</text:p>
      <text:p text:style-name="P4">More specifically:</text:p>
      <text:list xml:id="list119510829" text:style-name="L7">
        <text:list-item>
          <text:p text:style-name="P42">the <text:span text:style-name="T13">Creator</text:span> module builds the model of the human motion primitives, by applying Gaussian Mixture Modeling and Gaussian Mixture Regression over a provided set of modeling trials (in the motion-corresponding folder inside the Models folder);</text:p>
        </text:list-item>
        <text:list-item>
          <text:p text:style-name="P42">the <text:span text:style-name="T13">Classifier</text:span> module performs both off-line analysis of recorded acceleration data (in the Validation folder) and on-line analysis of acceleration data coming from the wrist device and returns the set of possibility values of each motion primitive to be the one executed at each time instant;</text:p>
        </text:list-item>
        <text:list-item>
          <text:p text:style-name="P42">the <text:span text:style-name="T13">Fall detector</text:span> module perform on-line acquisition of the fall alarm and related signals generated by the waist device in case a fall is detected and integrates them with wrist-motion information extracted from the acceleration data coming from the wrist device;</text:p>
        </text:list-item>
        <text:list-item>
          <text:p text:style-name="P42">the <text:span text:style-name="T13">Reasoner</text:span> module performs both off-line and on-line analysis of the possibility values computed by the Classifier module and publishes the results as tuples in the PEIS tuple space under the key “activity”. It publishes the results of the fall detection performed by the Fall detector module as tuples under the key “fall”.</text:p>
        </text:list-item>
      </text:list>
      <text:p text:style-name="P7">To access function-specific basic information and usage examples within the system, in a Terminal tab move to the HMP Detector extraction folder and type <text:span text:style-name="T1">./HMPdetector -h</text:span><text:span text:style-name="T9"> or </text:span><text:span text:style-name="T1">./HMPdetector--help</text:span><text:span text:style-name="T9">.</text:span></text:p>
      <text:p text:style-name="Heading_20_3">Modeled Human Motion Primitives – names and characteristics</text:p>
      <table:table table:name="Table7" table:style-name="Table7">
        <table:table-column table:style-name="Table7.A"/>
        <table:table-column table:style-name="Table7.B"/>
        <table:table-row>
          <table:table-cell table:style-name="Table7.A1" office:value-type="string">
            <text:p text:style-name="P20">NAME</text:p>
          </table:table-cell>
          <table:table-cell table:style-name="Table7.B1" office:value-type="string">
            <text:p text:style-name="P20">HUMAN MOTION PRIMITIVE</text:p>
          </table:table-cell>
        </table:table-row>
        <table:table-row>
          <table:table-cell table:style-name="Table7.A2" office:value-type="string">
            <text:p text:style-name="P20">Climb</text:p>
          </table:table-cell>
          <table:table-cell table:style-name="Table7.B2" office:value-type="string">
            <text:p text:style-name="Table_20_Contents">to climb 3 steps of a staircase</text:p>
            <text:p text:style-name="Table_20_Contents">(<text:span text:style-name="T14">#simple, #recursive, #full-body</text:span>)</text:p>
          </table:table-cell>
        </table:table-row>
        <table:table-row>
          <table:table-cell table:style-name="Table7.A2" office:value-type="string">
            <text:p text:style-name="P20">Drink</text:p>
          </table:table-cell>
          <table:table-cell table:style-name="Table7.B2" office:value-type="string">
            <text:p text:style-name="Table_20_Contents">to raise a glass from the table, drink and put it back on the table</text:p>
            <text:p text:style-name="Table_20_Contents">(<text:span text:style-name="T14">#complex, #hand-only</text:span>)</text:p>
          </table:table-cell>
        </table:table-row>
        <table:table-row>
          <table:table-cell table:style-name="Table7.A2" office:value-type="string">
            <text:p text:style-name="P20">Eat</text:p>
          </table:table-cell>
          <table:table-cell table:style-name="Table7.B2" office:value-type="string">
            <text:p text:style-name="Table_20_Contents">to pick something from a plate with a fork and eat it</text:p>
            <text:p text:style-name="Table_20_Contents">(<text:span text:style-name="T14">#complex, #hand-only</text:span>)</text:p>
          </table:table-cell>
        </table:table-row>
        <table:table-row>
          <table:table-cell table:style-name="Table7.A2" office:value-type="string">
            <text:p text:style-name="P20">GetUp</text:p>
          </table:table-cell>
          <table:table-cell table:style-name="Table7.B2" office:value-type="string">
            <text:p text:style-name="Table_20_Contents">to get up from a bed</text:p>
            <text:p text:style-name="Table_20_Contents">(<text:span text:style-name="T14">#simple, #full-body</text:span>)</text:p>
          </table:table-cell>
        </table:table-row>
        <table:table-row>
          <table:table-cell table:style-name="Table7.A2" office:value-type="string">
            <text:p text:style-name="P20">Pour</text:p>
          </table:table-cell>
          <table:table-cell table:style-name="Table7.B2" office:value-type="string">
            <text:p text:style-name="Table_20_Contents">to pick a bottle, pour liquid in a glass, and put the bottle back on the table</text:p>
            <text:p text:style-name="Table_20_Contents">(<text:span text:style-name="T14">#complex, #hand-only</text:span>)</text:p>
          </table:table-cell>
        </table:table-row>
        <table:table-row>
          <table:table-cell table:style-name="Table7.A2" office:value-type="string">
            <text:p text:style-name="P20">Sit</text:p>
          </table:table-cell>
          <table:table-cell table:style-name="Table7.B2" office:value-type="string">
            <text:p text:style-name="Table_20_Contents">to sit down on a chair</text:p>
            <text:p text:style-name="Table_20_Contents">(<text:span text:style-name="T14">#simple, #full-body</text:span>)</text:p>
          </table:table-cell>
        </table:table-row>
        <table:table-row>
          <table:table-cell table:style-name="Table7.A2" office:value-type="string">
            <text:p text:style-name="P20">Stand</text:p>
          </table:table-cell>
          <table:table-cell table:style-name="Table7.B2" office:value-type="string">
            <text:p text:style-name="Table_20_Contents">to stand up from a chair</text:p>
            <text:p text:style-name="Table_20_Contents">(<text:span text:style-name="T14">#simple, #full-body</text:span>)</text:p>
          </table:table-cell>
        </table:table-row>
        <table:table-row>
          <table:table-cell table:style-name="Table7.A2" office:value-type="string">
            <text:p text:style-name="P20">Walk</text:p>
          </table:table-cell>
          <table:table-cell table:style-name="Table7.B2" office:value-type="string">
            <text:p text:style-name="Table_20_Contents">to take 3 steps</text:p>
            <text:p text:style-name="Table_20_Contents">(<text:span text:style-name="T14">#simple, #recursive, #full-body</text:span>)</text:p>
          </table:table-cell>
        </table:table-row>
      </table:table>
      <text:p text:style-name="P19"><text:soft-page-break/>Creator module – DA QUI IN AVANTI DA SISTEMARE</text:p>
      <table:table table:name="Table1" table:style-name="Table1">
        <table:table-column table:style-name="Table1.A"/>
        <table:table-column table:style-name="Table1.B"/>
        <table:table-row>
          <table:table-cell table:style-name="Table1.A1" office:value-type="string">
            <text:p text:style-name="P12">System call:</text:p>
          </table:table-cell>
          <table:table-cell table:style-name="Table1.B1" office:value-type="string">
            <text:p text:style-name="P12"><text:span text:style-name="T1">./HMPdetector -m</text:span> or <text:span text:style-name="T1">./HMPdetector --model</text:span></text:p>
          </table:table-cell>
        </table:table-row>
        <table:table-row>
          <table:table-cell table:style-name="Table1.A2" office:value-type="string">
            <text:p text:style-name="P12">Description:</text:p>
          </table:table-cell>
          <table:table-cell table:style-name="Table1.B2" office:value-type="string">
            <text:p text:style-name="P5">Create the model of all the motion primitives for which there is a folder inside the Models folder which contains a set (&gt;1) of modelling trials.</text:p>
            <text:p text:style-name="P5">Modelling trials are assumed to be synchronized with each other (i.e., having equal length and approximate same initial time instant of the recorded motion). The modelling procedure makes use of a Chebyshev I low-pass filter to discriminate between the gravity and body acceleration components of the motion and of Gaussian Mixture Modelling (GMM) and Gaussian Mixture Regression (GMR) to extract the expected curve and associated set of covariance matrices of both gravity and body acceleration.</text:p>
          </table:table-cell>
        </table:table-row>
        <table:table-row>
          <table:table-cell table:style-name="Table1.A2" office:value-type="string">
            <text:p text:style-name="P12">Required input:</text:p>
          </table:table-cell>
          <table:table-cell table:style-name="Table1.B2" office:value-type="string">
            <text:p text:style-name="P12">---</text:p>
          </table:table-cell>
        </table:table-row>
        <table:table-row>
          <table:table-cell table:style-name="Table1.A2" office:value-type="string">
            <text:p text:style-name="P12">Provided output:</text:p>
          </table:table-cell>
          <table:table-cell table:style-name="Table1.B2" office:value-type="string">
            <text:p text:style-name="P5">6 .txt files inside the Models folder for each considered motion primitive with the following naming convention and content:</text:p>
            <text:list xml:id="list478272262" text:style-name="L8">
              <text:list-item>
                <text:p text:style-name="P43">*debug* [motion primitive name]GMMbody.txt – parameters of the GMM model of the body acceleration component of the motion primitive</text:p>
              </text:list-item>
              <text:list-item>
                <text:p text:style-name="P43">*debug* [motion primitive name]GMMgravity.txt – parameters of the GMM model of the gravity component of the motion primitive</text:p>
              </text:list-item>
              <text:list-item>
                <text:p text:style-name="P43">[motion primitive name]MuBody.txt – expected curve of the body acceleration component of the motion primitive, retrieved by applying GMR over the GMM model</text:p>
              </text:list-item>
              <text:list-item>
                <text:p text:style-name="P43">[motion primitive name]MuGravity.txt – expected curve of the gravity component of the motion primitive, retrieved by applying GMR over the GMM model</text:p>
              </text:list-item>
              <text:list-item>
                <text:p text:style-name="P43">[motion primitive name]SigmaBody.txt – set of covariance matrices associated to the expected curve of the body acceleration component of the motion primitive, retrieved by applying GMR over the GMM model</text:p>
              </text:list-item>
              <text:list-item>
                <text:p text:style-name="P43">[motion primitive name]SigmaGravity.txt – set of covariance matrices associated to the expected curve of the gravity component of the motion primitive, retrieved by applying GMR over the GMM model</text:p>
              </text:list-item>
            </text:list>
          </table:table-cell>
        </table:table-row>
        <table:table-row>
          <table:table-cell table:style-name="Table1.A2" office:value-type="string">
            <text:p text:style-name="P12">Example:</text:p>
          </table:table-cell>
          <table:table-cell table:style-name="Table1.B2" office:value-type="string">
            <text:p text:style-name="P14">./HMPdetector --model</text:p>
          </table:table-cell>
        </table:table-row>
      </table:table>
      <text:p text:style-name="Heading_20_3">Classifier module</text:p>
      <table:table table:name="Table2" table:style-name="Table2">
        <table:table-column table:style-name="Table2.A"/>
        <table:table-column table:style-name="Table2.B"/>
        <table:table-row>
          <table:table-cell table:style-name="Table2.A1" office:value-type="string">
            <text:p text:style-name="Text_20_body">System call:</text:p>
          </table:table-cell>
          <table:table-cell table:style-name="Table2.B1" office:value-type="string">
            <text:p text:style-name="P12"><text:span text:style-name="T1">./HMPdetector -v</text:span> or <text:span text:style-name="T1">./HMPdetector --validate</text:span></text:p>
          </table:table-cell>
        </table:table-row>
        <table:table-row>
          <table:table-cell table:style-name="Table2.A2" office:value-type="string">
            <text:p text:style-name="P12">Description:</text:p>
          </table:table-cell>
          <table:table-cell table:style-name="Table2.B2" office:value-type="string">
            <text:p text:style-name="P5">Validate one model by feeding the HMP Detector with a set of recorded executions of one motion primitive. For each submitted trial, the classifier returns <text:s/>the possibility values of all the motion primitives to be the one effectively executed at each time instant.</text:p>
          </table:table-cell>
        </table:table-row>
        <text:soft-page-break/>
        <table:table-row>
          <table:table-cell table:style-name="Table2.A2" office:value-type="string">
            <text:p text:style-name="P12">Required input:</text:p>
          </table:table-cell>
          <table:table-cell table:style-name="Table2.B2" office:value-type="string">
            <text:list xml:id="list79622147" text:style-name="L9">
              <text:list-item>
                <text:p text:style-name="P44">Name of the motion primitive to be validated</text:p>
              </text:list-item>
              <text:list-item>
                <text:p text:style-name="P44">Number N of validation trials to be used</text:p>
              </text:list-item>
            </text:list>
            <text:p text:style-name="P5">In order for them to be recognized by the system, the validation trials must be inside the Validation folder and respect the following naming convention:</text:p>
            <text:p text:style-name="P13">[motion primitive name]_test ([n]).txt</text:p>
            <text:p text:style-name="P5">with n being a number between 1 and N.</text:p>
          </table:table-cell>
        </table:table-row>
        <table:table-row>
          <table:table-cell table:style-name="Table2.A2" office:value-type="string">
            <text:p text:style-name="P2">Provided output:</text:p>
          </table:table-cell>
          <table:table-cell table:style-name="Table2.B2" office:value-type="string">
            <text:p text:style-name="P5">N .txt files inside the Results folder with the following naming convention and content:</text:p>
            <text:list xml:id="list1263518229" text:continue-list="list478272262" text:style-name="L8">
              <text:list-item>
                <text:p text:style-name="P25">possibilities_[motion primitive name]_[n].txt – possibility values of all the motion primitives to be the one effectively executed at each time instant of validation trial n</text:p>
              </text:list-item>
            </text:list>
            <text:p text:style-name="P8">Matlab/Octave function ViewPossibilities.m allows for a quick graphical analysis of the possibilities. In order to use it, simply call:</text:p>
            <text:p text:style-name="P15">ViewPossibilities('[motion primitive name]')</text:p>
            <text:p text:style-name="P8">from within the Matlab or Octave environment.</text:p>
          </table:table-cell>
        </table:table-row>
        <table:table-row>
          <table:table-cell table:style-name="Table2.A2" office:value-type="string">
            <text:p text:style-name="P12">Example:</text:p>
          </table:table-cell>
          <table:table-cell table:style-name="Table2.B2" office:value-type="string">
            <text:p text:style-name="P14">./HMPdetector -v drink 10</text:p>
          </table:table-cell>
        </table:table-row>
      </table:table>
      <text:p text:style-name="P12"/>
      <table:table table:name="Table3" table:style-name="Table3">
        <table:table-column table:style-name="Table3.A"/>
        <table:table-column table:style-name="Table3.B"/>
        <table:table-row>
          <table:table-cell table:style-name="Table3.A1" office:value-type="string">
            <text:p text:style-name="Text_20_body">System call:</text:p>
          </table:table-cell>
          <table:table-cell table:style-name="Table3.B1" office:value-type="string">
            <text:p text:style-name="P12"><text:span text:style-name="T1">./HMPdetector -t</text:span> or <text:span text:style-name="T1">./HMPdetector --test</text:span></text:p>
          </table:table-cell>
        </table:table-row>
        <table:table-row>
          <table:table-cell table:style-name="Table3.A2" office:value-type="string">
            <text:p text:style-name="P12">Description:</text:p>
          </table:table-cell>
          <table:table-cell table:style-name="Table3.B2" office:value-type="string">
            <text:p text:style-name="P5">Perform a real-life test by feeding the HMP Detector with one trial, recording the execution of an unknown number of both known and unknown motion primitives. The classifier returns the possibility values of all the motion primitives to be the one effectively executed at each time instant.</text:p>
          </table:table-cell>
        </table:table-row>
        <table:table-row>
          <table:table-cell table:style-name="Table3.A2" office:value-type="string">
            <text:p text:style-name="P12">Required input:</text:p>
          </table:table-cell>
          <table:table-cell table:style-name="Table3.B2" office:value-type="string">
            <text:list xml:id="list2016025748" text:continue-list="list79622147" text:style-name="L9">
              <text:list-item text:start-value="1">
                <text:p text:style-name="P44">Name of the trial to be analyzed (relative path + name + .extension)</text:p>
              </text:list-item>
            </text:list>
          </table:table-cell>
        </table:table-row>
        <table:table-row>
          <table:table-cell table:style-name="Table3.A2" office:value-type="string">
            <text:p text:style-name="P2">Provided output:</text:p>
          </table:table-cell>
          <table:table-cell table:style-name="Table3.B2" office:value-type="string">
            <text:p text:style-name="P5">1 .txt files inside the Results folder with the following naming convention and content:</text:p>
            <text:list xml:id="list1848570359" text:style-name="L10">
              <text:list-item>
                <text:p text:style-name="P26">possibilities.txt – possibility values of all the motion primitives to be the one effectively executed at each time instant of the real-life trial</text:p>
              </text:list-item>
            </text:list>
            <text:p text:style-name="P9">TO BE DONE: Matlab/Octave visualizer function</text:p>
          </table:table-cell>
        </table:table-row>
        <table:table-row>
          <table:table-cell table:style-name="Table3.A2" office:value-type="string">
            <text:p text:style-name="P12">Example:</text:p>
          </table:table-cell>
          <table:table-cell table:style-name="Table3.B2" office:value-type="string">
            <text:p text:style-name="P14">./HMPdetector -t Validation/long_test/drink_drink_stand_sit_drink.txt</text:p>
          </table:table-cell>
        </table:table-row>
      </table:table>
      <text:p text:style-name="P10"/>
      <table:table table:name="Table5" table:style-name="Table5">
        <table:table-column table:style-name="Table5.A"/>
        <table:table-column table:style-name="Table5.B"/>
        <table:table-row>
          <table:table-cell table:style-name="Table5.A1" office:value-type="string">
            <text:p text:style-name="Text_20_body">System call:</text:p>
          </table:table-cell>
          <table:table-cell table:style-name="Table5.B1" office:value-type="string">
            <text:p text:style-name="P12"><text:span text:style-name="T1">./HMPdetector -o</text:span> or <text:span text:style-name="T1">./HMPdetector --online</text:span></text:p>
          </table:table-cell>
        </table:table-row>
        <table:table-row>
          <table:table-cell table:style-name="Table5.A2" office:value-type="string">
            <text:p text:style-name="P2">Description:</text:p>
          </table:table-cell>
          <table:table-cell table:style-name="Table5.B2" office:value-type="string">
            <text:p text:style-name="P3">Perform on-line classification of a stream of raw accelerometer data coming via USB (from the XBee-to-USB board receiving the data sent from the wearable device via XBee). The classifier returns the possibility values of all the motion <text:soft-page-break/>primitives to be the one effectively executed at each time instant.</text:p>
          </table:table-cell>
        </table:table-row>
        <table:table-row>
          <table:table-cell table:style-name="Table5.A2" office:value-type="string">
            <text:p text:style-name="P2">Required input:</text:p>
          </table:table-cell>
          <table:table-cell table:style-name="Table5.B2" office:value-type="string">
            <text:list xml:id="list1423535104" text:continue-list="list2016025748" text:style-name="L9">
              <text:list-item text:start-value="1">
                <text:p text:style-name="P32">Port the Xbee-to-USB board is connected to</text:p>
              </text:list-item>
              <text:list-item>
                <text:p text:style-name="P37">HARDWARE: wearable sensing device on the right wrist of the user</text:p>
              </text:list-item>
              <text:list-item>
                <text:p text:style-name="P37">FIRMWARE: Arduino sketch “NonClassifier”</text:p>
              </text:list-item>
              <text:list-item>
                <text:p text:style-name="P37">COMMUNICATION: Xbee-to-USB board attached to a USB port</text:p>
              </text:list-item>
            </text:list>
          </table:table-cell>
        </table:table-row>
        <table:table-row>
          <table:table-cell table:style-name="Table5.A2" office:value-type="string">
            <text:p text:style-name="P2">Provided output:</text:p>
          </table:table-cell>
          <table:table-cell table:style-name="Table5.B2" office:value-type="string">
            <text:p text:style-name="P3">On the standard output channel (terminal window by default), at the arrival of each new sample is displayed a line containing the following information:</text:p>
            <text:list xml:id="list480199360" text:style-name="L11">
              <text:list-item>
                <text:p text:style-name="P27">raw acceleration data acquired from the sensor</text:p>
              </text:list-item>
              <text:list-item>
                <text:p text:style-name="P27">name of the motion primitive with highest possibility value for the current window of samples</text:p>
              </text:list-item>
            </text:list>
          </table:table-cell>
        </table:table-row>
        <table:table-row>
          <table:table-cell table:style-name="Table5.A2" office:value-type="string">
            <text:p text:style-name="P12">Example:</text:p>
          </table:table-cell>
          <table:table-cell table:style-name="Table5.B2" office:value-type="string">
            <text:p text:style-name="P14">./HMPdetector -o /dev/ttyUSB0</text:p>
          </table:table-cell>
        </table:table-row>
      </table:table>
      <text:p text:style-name="P18">Reasoner module</text:p>
      <table:table table:name="Table4" table:style-name="Table4">
        <table:table-column table:style-name="Table4.A"/>
        <table:table-column table:style-name="Table4.B"/>
        <table:table-row>
          <table:table-cell table:style-name="Table4.A1" office:value-type="string">
            <text:p text:style-name="Text_20_body">System call:</text:p>
          </table:table-cell>
          <table:table-cell table:style-name="Table4.B1" office:value-type="string">
            <text:p text:style-name="P12"><text:span text:style-name="T1">./HMPdetector -r</text:span> or <text:span text:style-name="T1">./HMPdetector --reason</text:span></text:p>
          </table:table-cell>
        </table:table-row>
        <table:table-row>
          <table:table-cell table:style-name="Table4.A2" office:value-type="string">
            <text:p text:style-name="P12">Description:</text:p>
          </table:table-cell>
          <table:table-cell table:style-name="Table4.B2" office:value-type="string">
            <text:p text:style-name="P5">Analyze the possibility values produced by the Classifier module to check their consistency and publish the results as tuples in the PEIS tuple space under the key activity.</text:p>
          </table:table-cell>
        </table:table-row>
        <table:table-row>
          <table:table-cell table:style-name="Table4.A2" office:value-type="string">
            <text:p text:style-name="P12">Required input:</text:p>
          </table:table-cell>
          <table:table-cell table:style-name="Table4.B2" office:value-type="string">
            <text:list xml:id="list789603241" text:continue-list="list1423535104" text:style-name="L9">
              <text:list-item text:start-value="1">
                <text:p text:style-name="P44">Name of the trial to be analyzed (relative path + name + .extension)</text:p>
              </text:list-item>
            </text:list>
          </table:table-cell>
        </table:table-row>
        <table:table-row>
          <table:table-cell table:style-name="Table4.A2" office:value-type="string">
            <text:p text:style-name="P2">Provided output:</text:p>
          </table:table-cell>
          <table:table-cell table:style-name="Table4.B2" office:value-type="string">
            <text:p text:style-name="P5"><text:span text:style-name="T8">6&lt;=x&lt;=6+activity.numModels</text:span> tuples in the PEIS tuple space with the following naming convention and content:</text:p>
            <text:list xml:id="list1046561217" text:style-name="L12">
              <text:list-item>
                <text:p text:style-name="P28">activity.numModels – number of modelled motion primitives (fixed)</text:p>
              </text:list-item>
              <text:list-item>
                <text:p text:style-name="P28">activity.nameModels – list of the names of the modelled motion primitives (fixed)</text:p>
              </text:list-item>
              <text:list-item>
                <text:p text:style-name="P28">activity.possibilities – list of possibility values of all the modelled motion primitives, in the order specified in activity.nameModels (changes at each time instant)</text:p>
              </text:list-item>
              <text:list-item>
                <text:p text:style-name="P28">activity.highest – name of the motion primitive with highest possibility value (changes at each time instant)</text:p>
              </text:list-item>
              <text:list-item>
                <text:p text:style-name="P28">activity.other – consistency of the classifier output computed as 1 – possibility[highest] (changes at each time instant)</text:p>
              </text:list-item>
              <text:list-item>
                <text:p text:style-name="P28">activity.entropy – ambiguity in the classifier output computed as possibility[highest] – possibility[2nd best] (changes at each time instant)</text:p>
              </text:list-item>
              <text:list-item>
                <text:p text:style-name="P28">activity.[motion primitive name] – last interval (defined by starting and ending time instant) during which the considered motion primitive had &gt;0 possibility values and maximum possibility value registered within the <text:soft-page-break/>interval (changes at each time instant)</text:p>
              </text:list-item>
            </text:list>
            <text:p text:style-name="P8">In order to visualize the published tuples, in a new Terminal tab type tupleview before launching the HMP Detector.</text:p>
            <text:p text:style-name="P8">*debug* The activity.[motion primitive name] tuples are also reported in the file reasoner_output.txt</text:p>
          </table:table-cell>
        </table:table-row>
        <table:table-row>
          <table:table-cell table:style-name="Table4.A2" office:value-type="string">
            <text:p text:style-name="P12">Example:</text:p>
          </table:table-cell>
          <table:table-cell table:style-name="Table4.B2" office:value-type="string">
            <text:p text:style-name="P14">./HMPdetector --reason possibilities_sit_8.txt</text:p>
          </table:table-cell>
        </table:table-row>
      </table:table>
      <text:p text:style-name="P11"/>
      <table:table table:name="Table6" table:style-name="Table6">
        <table:table-column table:style-name="Table6.A"/>
        <table:table-column table:style-name="Table6.B"/>
        <table:table-row>
          <table:table-cell table:style-name="Table6.A1" office:value-type="string">
            <text:p text:style-name="Text_20_body">System call:</text:p>
          </table:table-cell>
          <table:table-cell table:style-name="Table6.B1" office:value-type="string">
            <text:p text:style-name="P12"><text:span text:style-name="T1">./HMPdetector -c</text:span> or <text:span text:style-name="T1">./HMPdetector --complete</text:span></text:p>
          </table:table-cell>
        </table:table-row>
        <table:table-row>
          <table:table-cell table:style-name="Table6.A2" office:value-type="string">
            <text:p text:style-name="P12">Description:</text:p>
          </table:table-cell>
          <table:table-cell table:style-name="Table6.B2" office:value-type="string">
            <text:p text:style-name="P5">Analyze the stream of raw accelerometer data <text:span text:style-name="T8">coming via USB (from the XBee-to-USB board receiving the data sent from the wearable device via Xbee). The results are published as tuples in the PEIS tuple space under the key activity.</text:span></text:p>
          </table:table-cell>
        </table:table-row>
        <table:table-row>
          <table:table-cell table:style-name="Table6.A2" office:value-type="string">
            <text:p text:style-name="P12">Required input:</text:p>
          </table:table-cell>
          <table:table-cell table:style-name="Table6.B2" office:value-type="string">
            <text:list xml:id="list1417808813" text:continue-list="list789603241" text:style-name="L9">
              <text:list-item text:start-value="1">
                <text:p text:style-name="P32">Port the Xbee-to-USB board is connected to</text:p>
              </text:list-item>
              <text:list-item>
                <text:p text:style-name="P37">HARDWARE: wearable sensing device on the right wrist of the user</text:p>
              </text:list-item>
              <text:list-item>
                <text:p text:style-name="P37">FIRMWARE: Arduino sketch “NonClassifier”</text:p>
              </text:list-item>
              <text:list-item>
                <text:p text:style-name="P37">COMMUNICATION: Xbee-to-USB board attached to a USB port</text:p>
              </text:list-item>
            </text:list>
          </table:table-cell>
        </table:table-row>
        <table:table-row>
          <table:table-cell table:style-name="Table6.A2" office:value-type="string">
            <text:p text:style-name="P2">Provided output:</text:p>
          </table:table-cell>
          <table:table-cell table:style-name="Table6.B2" office:value-type="string">
            <text:p text:style-name="P5"><text:span text:style-name="T8">6&lt;=x&lt;=6+activity.numModels</text:span> tuples in the PEIS tuple space with the following naming convention and content:</text:p>
            <text:list xml:id="list1664957890" text:style-name="L13">
              <text:list-item>
                <text:p text:style-name="P29">activity.numModels – number of modelled motion primitives (fixed)</text:p>
              </text:list-item>
              <text:list-item>
                <text:p text:style-name="P29">activity.nameModels – list of the names of the modelled motion primitives (fixed)</text:p>
              </text:list-item>
              <text:list-item>
                <text:p text:style-name="P29">activity.possibilities – list of possibility values of all the modelled motion primitives, in the order specified in activity.nameModels (changes at each time instant)</text:p>
              </text:list-item>
              <text:list-item>
                <text:p text:style-name="P29">activity.highest – name of the motion primitive with highest possibility value (changes at each time instant)</text:p>
              </text:list-item>
              <text:list-item>
                <text:p text:style-name="P29">activity.other – consistency of the classifier output computed as 1 – possibility[highest] (changes at each time instant)</text:p>
              </text:list-item>
              <text:list-item>
                <text:p text:style-name="P29">activity.entropy – ambiguity in the classifier output computed as possibility[highest] – possibility[2nd best] (changes at each time instant)</text:p>
              </text:list-item>
              <text:list-item>
                <text:p text:style-name="P29">activity.[motion primitive name] – last interval (defined by starting and ending time instant) during which the considered motion primitive had &gt;0 possibility values and maximum possibility value registered within the interval (changes at each time instant)</text:p>
              </text:list-item>
            </text:list>
            <text:p text:style-name="P8">In order to visualize the published tuples, in a new Terminal tab type tupleview before launching the HMP Detector.</text:p>
          </table:table-cell>
        </table:table-row>
        <table:table-row>
          <table:table-cell table:style-name="Table6.A2" office:value-type="string">
            <text:p text:style-name="P12">Example:</text:p>
          </table:table-cell>
          <table:table-cell table:style-name="Table6.B2" office:value-type="string">
            <text:p text:style-name="P14">./HMPdetector -c /dev/ttyUSB0</text:p>
          </table:table-cell>
        </table:table-row>
      </table:table>
      <text:h text:style-name="P48" text:outline-level="2">Function-specific detailed documentation</text:h>
      <text:p text:style-name="P16">TO BE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Courier 10 Pitch" svg:font-family="'Courier 10 Pitch'" style:font-pitch="fixed"/>
    <style:font-face style:name="Courier New" svg:font-family="'Courier New'"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100%"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100%" fo:margin-left="0.25in" fo:margin-right="0.25in" fo:margin-top="0in" fo:margin-bottom="0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name-complex="Courier New" style:font-size-complex="10pt"/>
    </style:style>
    <style:style style:name="z-Bottom_20_of_20_Form" style:display-name="z-Bottom of Form" style:family="paragraph" style:next-style-name="Standard">
      <style:paragraph-properties fo:text-align="center" style:justify-single-word="false" style:border-line-width-top="0.0043in 0.0138in 0.0043in" fo:padding="0in" fo:border-left="none" fo:border-right="none" fo:border-top="0.31pt double #000000" fo:border-bottom="none" style:text-autospace="none"/>
      <style:text-properties style:font-name="Arial" fo:font-size="8pt" style:font-name-asian="Arial" style:font-size-asian="8pt" style:font-name-complex="Arial" style:font-size-complex="8pt" text:display="none"/>
    </style:style>
    <style:style style:name="z-Top_20_of_20_Form" style:display-name="z-Top of Form" style:family="paragraph" style:next-style-name="Standard">
      <style:paragraph-properties fo:text-align="center" style:justify-single-word="false" style:border-line-width-bottom="0.0043in 0.0138in 0.0043in" fo:padding="0in" fo:border-left="none" fo:border-right="none" fo:border-top="none" fo:border-bottom="0.31pt double #000000" style:text-autospace="none"/>
      <style:text-properties style:font-name="Arial" fo:font-size="8pt" style:font-name-asian="Arial" style:font-size-asian="8pt" style:font-name-complex="Arial" style:font-size-complex="8pt" text:display="non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RTF_5f_Num_20_2_20_2"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text:style-name="RTF_5f_Num_20_2_20_3"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text:style-name="RTF_5f_Num_20_2_20_4"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text:style-name="RTF_5f_Num_20_2_20_5"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text:style-name="RTF_5f_Num_20_2_20_6"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text:style-name="RTF_5f_Num_20_2_20_7"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text:style-name="RTF_5f_Num_20_2_20_8"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bara Bruno</meta:initial-creator>
    <meta:creation-date>2013-05-17T10:02:21</meta:creation-date>
    <dc:date>2013-11-07T14:16:36</dc:date>
    <meta:editing-duration>PT22H3M3S</meta:editing-duration>
    <meta:editing-cycles>206</meta:editing-cycles>
    <meta:generator>LibreOffice/3.5$Linux_x86 LibreOffice_project/350m1$Build-2</meta:generator>
    <meta:document-statistic meta:table-count="7" meta:image-count="0" meta:object-count="0" meta:page-count="11" meta:paragraph-count="245" meta:word-count="2486" meta:character-count="16618" meta:non-whitespace-character-count="14503"/>
  </office:meta>
</office:document-meta>
</file>